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243c4" officeooo:paragraph-rsid="001243c4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243c4" officeooo:paragraph-rsid="001243c4" style:font-weight-asian="normal" style:font-weight-complex="normal"/>
    </style:style>
    <style:style style:name="P3" style:family="paragraph" style:parent-style-name="Standard">
      <style:text-properties fo:font-weight="normal" officeooo:rsid="001243c4" officeooo:paragraph-rsid="001371dd" style:font-weight-asian="normal" style:font-weight-complex="normal"/>
    </style:style>
    <style:style style:name="P4" style:family="paragraph" style:parent-style-name="Standard">
      <style:text-properties fo:font-weight="normal" officeooo:rsid="001371dd" officeooo:paragraph-rsid="001371dd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371dd" officeooo:paragraph-rsid="001371dd" style:font-weight-asian="normal" style:font-weight-complex="normal"/>
    </style:style>
    <style:style style:name="P6" style:family="paragraph" style:parent-style-name="Standard">
      <style:text-properties fo:font-weight="normal" officeooo:rsid="001371dd" officeooo:paragraph-rsid="0013d3f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243c4"/>
    </style:style>
    <style:style style:name="T1" style:family="text">
      <style:text-properties fo:font-weight="bold" officeooo:rsid="001243c4" style:font-weight-asian="bold" style:font-weight-complex="bold"/>
    </style:style>
    <style:style style:name="T2" style:family="text">
      <style:text-properties officeooo:rsid="001371dd"/>
    </style:style>
    <style:style style:name="T3" style:family="text">
      <style:text-properties officeooo:rsid="0013d3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roject report</text:span></text:p>
      <text:p text:style-name="P2">Leo Hoare (z5171844) Simone Zanin (Z5176221)</text:p>
      <text:p text:style-name="P1"/>
      <text:p text:style-name="P1">Question 1.</text:p>
      <text:p text:style-name="P1"><text:span text:style-name="T2">A</text:span> standard implementation of the viterbi algorithm <text:span text:style-name="T2">was followed for question 1</text:span>.</text:p>
      <text:p text:style-name="P1">First the states and symbols were passed to create the transition and emission matrix. These created a transition (N,N) matrix, and emission (N,S) matrix where N is the number of states, and S is the number of symbols. This included special cases (BEGIN, END), and both were smoothed according to add one smoothing.</text:p>
      <text:p text:style-name="P1">Then for each query, two (N,Q) matrices <text:span text:style-name="T2">were created</text:span>, one containing the highest log probability to that state, the other containing the position of the previous state (path) that led to that state (Q is the length of query <text:span text:style-name="T2">including start/end</text:span>).</text:p>
      <text:p text:style-name="P1">These were calculated the following way:</text:p>
      <text:p text:style-name="P1">1. logprobs = take max of log probs on the previous query symbol ( N ) + transition matrix (N,N) + <text:s/>N matrix (working in log probabilities so + instead of x). If the symbol is unknown, uniform distribution is assumed. For each row the max is taken.</text:p>
      <text:p text:style-name="P1">2. the path takes the index of the max logprob in the last query.</text:p>
      <text:p text:style-name="P1">Next <text:span text:style-name="T2">the paths were forced</text:span> into the ‘END’ state, by adding on the logprobs to the state one more time.</text:p>
      <text:p text:style-name="P1"/>
      <text:p text:style-name="P1">The path is then built up iteratively, the first obviously being the index of end state, and traversing backwards through the matrix.</text:p>
      <text:p text:style-name="P4">For example</text:p>
      <text:p text:style-name="P4">query [ ‘BEGIN’,‘a’, ‘b’ ,’END’]</text:p>
      <text:p text:style-name="P4">paths =</text:p>
      <text:p text:style-name="P4">[4, 1 , 2, 5] </text:p>
      <text:p text:style-name="P4">[4, 1 , 3, 5] </text:p>
      <text:p text:style-name="P4">[4, 3 , 0, 5] </text:p>
      <text:p text:style-name="P4">[4, 0 , 1, 5] </text:p>
      <text:p text:style-name="P4">[4, 1 , 2, 5] </text:p>
      <text:p text:style-name="P4">say the maximum logprob is line three [4,3,0,5] (from the last row of log probs matrix).</text:p>
      <text:p text:style-name="P4">The path will be [4,1,2,5]</text:p>
      <text:p text:style-name="P4"/>
      <text:p text:style-name="P4">Question 2.</text:p>
      <text:p text:style-name="P4">To extend the Viterbi Algorithm to Top K, only a few simple tweaks were needed.</text:p>
      <text:p text:style-name="P4">This required for each query to keep track of three matrices:</text:p>
      <text:list xml:id="list1092528219" text:style-name="L1">
        <text:list-item>
          <text:p text:style-name="P5">log probabilities (N,Q,K)</text:p>
        </text:list-item>
        <text:list-item>
          <text:p text:style-name="P5">paths (N,Q,K)</text:p>
        </text:list-item>
        <text:list-item>
          <text:p text:style-name="P5">the k in which it came from - fromstate (N,Q,K)</text:p>
        </text:list-item>
      </text:list>
      <text:p text:style-name="P4">Firstly, rather than storing the top log probability, the top K probabilities were stored (with their paths).</text:p>
      <text:p text:style-name="P4">Secondly, the k in which the next state was going to was remembered. This allowed for paths to take higher paths for segments and only split for smaller sections. For example a path could follow the top log prob for the first 8 states, then diverge. The state would know which k to follow based on the fromstate matrix.</text:p>
      <text:p text:style-name="P4">The calculation was quite similar however, for each row of q in the query (i.e. N states), <text:span text:style-name="T3">had to have the results sorted</text:span>. Compared to doing all the calculation in one line as before. </text:p>
      <text:p text:style-name="P4">To do this, I created a vector of length ( N*K ), which was the probability of each K appended.</text:p>
      <text:p text:style-name="P4">therefore, we could argsort these, grab the appropriate probability, the state is essentially % N, the state in which it came from is clean division // N (K). Therefore, the top k probabilities were added.</text:p>
      <text:p text:style-name="P6"><text:soft-page-break/>Then as before, <text:span text:style-name="T3">the paths were iteratively found, the K in which the index was found, was found through fromstate as explained earlier, allowing for the path to move between different k’s.</text:span><text:tab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4:57:07.705577363</meta:creation-date>
    <dc:date>2019-04-30T15:29:19.097016171</dc:date>
    <meta:editing-duration>PT1M50S</meta:editing-duration>
    <meta:editing-cycles>1</meta:editing-cycles>
    <meta:document-statistic meta:table-count="0" meta:image-count="0" meta:object-count="0" meta:page-count="2" meta:paragraph-count="33" meta:word-count="524" meta:character-count="2870" meta:non-whitespace-character-count="2374"/>
    <meta:generator>LibreOffice/6.2.2.2$Linux_X86_64 LibreOffice_project/20$Build-2</meta:generator>
  </office:meta>
</office:document-meta>
</file>